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xtures</text:p>
          </table:table-cell>
          <table:table-cell office:value-type="string" calcext:value-type="string">
            <text:p>loglike.training</text:p>
          </table:table-cell>
          <table:table-cell office:value-type="string" calcext:value-type="string">
            <text:p>loglike.c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2162.18325143" calcext:value-type="float">
            <text:p>-112162.18325143</text:p>
          </table:table-cell>
          <table:table-cell office:value-type="float" office:value="-33959.5314763257" calcext:value-type="float">
            <text:p>-33959.5314763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7363.3477242263" calcext:value-type="float">
            <text:p>-87363.3477242263</text:p>
          </table:table-cell>
          <table:table-cell office:value-type="float" office:value="-23464.1159170103" calcext:value-type="float">
            <text:p>-23464.1159170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1018.8134663326" calcext:value-type="float">
            <text:p>-81018.8134663326</text:p>
          </table:table-cell>
          <table:table-cell office:value-type="float" office:value="-21880.3909515624" calcext:value-type="float">
            <text:p>-21880.3909515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8026.3386836417" calcext:value-type="float">
            <text:p>-78026.3386836417</text:p>
          </table:table-cell>
          <table:table-cell office:value-type="float" office:value="-20778.0545104947" calcext:value-type="float">
            <text:p>-20778.0545104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6175.9057556583" calcext:value-type="float">
            <text:p>-76175.9057556583</text:p>
          </table:table-cell>
          <table:table-cell office:value-type="float" office:value="-20159.7119730316" calcext:value-type="float">
            <text:p>-20159.7119730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5312.5097574354" calcext:value-type="float">
            <text:p>-75312.5097574354</text:p>
          </table:table-cell>
          <table:table-cell office:value-type="float" office:value="-19636.5123930295" calcext:value-type="float">
            <text:p>-19636.5123930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4577.8997798378" calcext:value-type="float">
            <text:p>-74577.8997798378</text:p>
          </table:table-cell>
          <table:table-cell office:value-type="float" office:value="-19620.0566204482" calcext:value-type="float">
            <text:p>-19620.0566204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3953.5398007505" calcext:value-type="float">
            <text:p>-73953.5398007505</text:p>
          </table:table-cell>
          <table:table-cell office:value-type="float" office:value="-19427.5961871566" calcext:value-type="float">
            <text:p>-19427.59618715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3481.9857762743" calcext:value-type="float">
            <text:p>-73481.9857762743</text:p>
          </table:table-cell>
          <table:table-cell office:value-type="float" office:value="-19191.5512521988" calcext:value-type="float">
            <text:p>-19191.5512521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3043.2023816696" calcext:value-type="float">
            <text:p>-73043.2023816696</text:p>
          </table:table-cell>
          <table:table-cell office:value-type="float" office:value="-19011.2468891173" calcext:value-type="float">
            <text:p>-19011.24688911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10T15:22:51.633115638</dc:date>
    <dc:creator>Herwin Welbergen</dc:creator>
    <meta:editing-duration>PT1M40S</meta:editing-duration>
    <meta:editing-cycles>2</meta:editing-cycles>
    <meta:document-statistic meta:table-count="1" meta:cell-count="38" meta:object-count="0"/>
  </office:meta>
</office:document-meta>
</file>